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200000140E2E1D29B.png" manifest:media-type="image/png"/>
  <manifest:file-entry manifest:full-path="Pictures/1000179C00003F050000210C6C93BF6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P1" style:family="paragraph" style:parent-style-name="Sender">
      <style:text-properties officeooo:paragraph-rsid="000b670a"/>
    </style:style>
    <style:style style:name="P2" style:family="paragraph" style:parent-style-name="Sender">
      <style:text-properties style:font-name-asian="Nimbus Sans L1" style:font-name-complex="Nimbus Sans L1"/>
    </style:style>
    <style:style style:name="P3" style:family="paragraph" style:parent-style-name="Sender">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style>
    <style:style style:name="T1" style:family="text">
      <style:text-properties fo:font-weight="bold" style:font-name-asian="Nimbus Sans L1" style:font-weight-asian="bold" style:font-name-complex="Nimbus Sans L1" style:font-weight-complex="bold"/>
    </style:style>
    <style:style style:name="T2" style:family="text">
      <style:text-properties style:font-name-asian="Nimbus Sans L1" style:font-name-complex="Nimbus Sans L1"/>
    </style:style>
    <style:style style:name="T3" style:family="text">
      <style:text-properties fo:font-weight="bold" style:font-weight-asian="bold" style:font-weight-complex="bold"/>
    </style:style>
    <style:style style:name="T4" style:family="text">
      <style:text-properties style:font-name="Nimbus Sans L1" fo:font-size="9pt"/>
    </style:style>
    <style:style style:name="fr1" style:family="graphic" style:parent-style-name="Frame">
      <style:graphic-properties fo:margin-left="0in" fo:margin-right="0in" fo:margin-top="0in" fo:margin-bottom="0in" style:protect="size position" style:wrap="none" style:vertical-pos="from-top" style:vertical-rel="paragraph-content" style:horizontal-pos="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protect="size position" style:wrap="none" style:vertical-pos="top" style:vertical-rel="paragraph-content" style:horizontal-pos="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protect="size position" style:wrap="none" style:vertical-pos="from-top" style:vertical-rel="paragraph-content" style:horizontal-pos="from-left"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protect="size position" style:wrap="none" style:vertical-pos="from-top" style:vertical-rel="paragraph-content" style:horizontal-pos="left" style:horizontal-rel="paragraph"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in" style:protect="size position" style:vertical-pos="from-top" style:vertical-rel="page" style:horizontal-pos="left" style:horizontal-rel="page" fo:padding="0in" fo:border-left="none" fo:border-right="none" fo:border-top="0.06pt solid #000000" fo:border-bottom="0.06pt solid #000000" style:shadow="none" draw:shadow-opacity="100%"/>
    </style:style>
    <style:style style:name="fr6" style:family="graphic" style:parent-style-name="Graphics">
      <style:graphic-properties style:horizontal-pos="righ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number:date-style style:name="N49">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olding marks" text:anchor-type="page" text:anchor-page-number="1" svg:y="4.1339in" svg:width="0.3154in" svg:height="4.1339in" draw:z-index="4">
        <draw:text-box>
          <text:p text:style-name="Standard"/>
        </draw:text-box>
      </draw:frame>
      <text:p text:style-name="Standard"><draw:frame draw:style-name="fr1" draw:name="Adressee" text:anchor-type="paragraph" svg:y="0.4925in" svg:width="6.6929in" style:rel-width="100%" svg:height="1.3583in" draw:z-index="7"><draw:text-box><text:p text:style-name="Addressee"><text:placeholder text:placeholder-type="text">&lt;Name&gt;</text:placeholder></text:p><text:p text:style-name="Addressee"><text:placeholder text:placeholder-type="text">&lt;Address&gt;</text:placeholder></text:p></draw:text-box></draw:frame><draw:frame draw:style-name="fr2" draw:name="Sender" text:anchor-type="paragraph" svg:width="6.6929in" style:rel-width="100%" svg:height="0.4925in" draw:z-index="6"><draw:text-box><text:p text:style-name="P1"><text:span text:style-name="T1">FSFE WG</text:span><text:span text:style-name="T2"> • Revaler Str 19 • 10245 Berlin • Germany</text:span></text:p></draw:text-box></draw:frame><draw:frame draw:style-name="fr3" draw:name="Personalised Data 4" text:anchor-type="paragraph" svg:x="5.1965in" svg:y="1.8508in" svg:width="1.4957in" svg:height="1.122in" draw:z-index="3"><draw:text-box><text:p text:style-name="Sender">contact@fsfe.org</text:p></draw:text-box></draw:frame><draw:frame draw:style-name="fr3" draw:name="Personalised Data 3" text:anchor-type="paragraph" svg:x="3.3465in" svg:y="1.8508in" svg:width="1.8508in" svg:height="1.122in" draw:z-index="2"><draw:text-box><text:p text:style-name="Sender">Phone: +49/30/27595290</text:p></draw:text-box></draw:frame><draw:frame draw:style-name="fr3" draw:name="Personalised Data 2" text:anchor-type="paragraph" svg:x="1.339in" svg:y="1.8508in" svg:width="2.0075in" svg:height="1.122in" draw:z-index="1"><draw:text-box><text:p text:style-name="P2">Free Software Foundation Europe e.V. <text:line-break/>Revaler Str 19 <text:line-break/>10245 Berlin <text:line-break/>Germany </text:p></draw:text-box></draw:frame><draw:frame draw:style-name="fr4" draw:name="Personalised Data 1" text:anchor-type="paragraph" svg:y="1.8508in" svg:width="1.339in" svg:height="1.122in" draw:z-index="0"><draw:text-box><text:p text:style-name="P3"><text:sender-firstname text:fixed="false">Filip</text:sender-firstname><text:s/><text:sender-lastname text:fixed="false">Kobierski</text:sender-lastname></text:p><text:p text:style-name="Sender"><text:sender-position text:fixed="false">Intern</text:sender-position></text:p></draw:text-box></draw:frame><text:span text:style-name="T3">Date</text:span>: <text:date style:data-style-name="N49" text:date-value="2025-09-15T13:18:14.247981626">2025-09-15</text:date></text:p>
      <text:p text:style-name="Standard"/>
      <text:p text:style-name="P4">Promotion material</text:p>
      <text:p text:style-name="Standard"/>
      <text:p text:style-name="P5">Dear<text:span text:style-name="T4"> </text:span><text:span text:style-name="T4"><text:placeholder text:placeholder-type="text">&lt;Name&gt;</text:placeholder></text:span><text:span text:style-name="T4">,</text:span></text:p>
      <text:p text:style-name="P6">Thank you for caring about Free Software and digital civil rights. By distributing our promotion material, you help us spread the word about the advantages of Free Software and explain to people why they should care about their freedom in the digital realm. Advocating for Free Software is fun, important, and one of the best ways to help the Free Software movement!</text:p>
      <text:p text:style-name="P6">Please send us any feedback about the material and <text:s/>let us know how the material was received, so we can continue to improve it. We also always appreciate seeing pictures of our material in use. In particular, if you ordered the material for a booth, please do not forget to send us a picture of the booth. We love booth pictures &lt;3</text:p>
      <text:p text:style-name="P6">The contact address is, as always: contact@fsfe.org</text:p>
      <text:p text:style-name="P6">Thanks to our donors, we are able to ship this promotional material to you and other volunteers around the world at no cost. To continue this important service, please consider supporting our work with a donation at https://fsfe.org/join if you have not done so already.</text:p>
      <text:p text:style-name="Text_20_body">Best Regards,</text:p>
      <text:p text:style-name="Text_20_body"><text:sender-firstname text:fixed="false">Filip</text:sender-first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No9 L" fo:font-size="12pt" fo:language="de" fo:country="AT" style:font-name-asian="DejaVu Sans" style:font-size-asian="12pt" style:language-asian="de" style:country-asian="DE" style:font-name-complex="DejaVu Sans"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No9 L" fo:font-size="12pt" fo:language="de" fo:country="AT" style:font-name-asian="DejaVu Sans" style:font-size-asian="12pt" style:language-asian="de" style:country-asian="DE" style:font-name-complex="DejaVu Sans"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00%" style:page-number="auto" fo:background-color="transparent" style:shadow="none"/>
      <style:text-properties style:font-name="Nimbus Sans L1" fo:font-family="'Nimbus Sans L'" style:font-style-name="Standard" style:font-family-generic="swiss" style:font-pitch="variable" fo:font-size="9pt"/>
    </style:style>
    <style:style style:name="Text_20_body" style:display-name="Text body" style:family="paragraph" style:parent-style-name="Standard" style:class="text">
      <style:paragraph-properties fo:margin-top="0.0984in" fo:margin-bottom="0.0984in" style:contextual-spacing="false" style:register-true="tru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fo:line-height="100%" text:number-lines="false" text:line-number="0">
        <style:tab-stops/>
      </style:paragraph-properties>
      <style:text-properties fo:color="#3394ce" loext:opacity="100%" fo:font-size="7.5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Standard" style:class="extra">
      <style:paragraph-properties fo:margin-top="0in" fo:margin-bottom="0in" style:contextual-spacing="false" fo:line-height="100%"/>
      <style:text-properties fo:font-size="7.5pt"/>
    </style:style>
    <style:style style:name="Addressee" style:family="paragraph" style:parent-style-name="Standard" style:class="extra" style:master-page-name="">
      <style:paragraph-properties fo:margin-top="0in" fo:margin-bottom="0in" style:contextual-spacing="false" style:page-number="auto" text:number-lines="false" text:line-number="0"/>
    </style:style>
    <style:style style:name="Sender" style:family="paragraph" style:parent-style-name="Standard" style:class="extra">
      <style:paragraph-properties text:number-lines="false" text:line-number="0"/>
      <style:text-properties fo:font-size="7.5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b670a"/>
    </style:style>
    <style:style style:name="MT1" style:family="text">
      <style:text-properties fo:font-weight="bold" style:font-weight-asian="bold" style:font-weight-complex="bold"/>
    </style:style>
    <style:style style:name="MT2" style:family="text">
      <style:text-properties style:font-name-asian="Nimbus Sans L1" style:font-name-complex="Nimbus Sans L1"/>
    </style:style>
    <style:style style:name="Mfr1" style:family="graphic" style:parent-style-name="Graphics">
      <style:graphic-properties style:horizontal-pos="righ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299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2992in" fo:margin-left="0in" fo:margin-right="0in" fo:margin-bottom="0.5118in" style:dynamic-spacing="false"/>
      </style:header-style>
      <style:footer-style>
        <style:header-footer-properties svg:height="1.1811in" fo:margin-left="0in" fo:margin-right="0in" fo:margin-top="0.3937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Logo" text:anchor-type="paragraph" svg:width="1.4957in" svg:height="0.7874in" draw:z-index="5"><draw:image xlink:href="Pictures/1000179C00003F050000210C6C93BF65.svg" xlink:type="simple" xlink:show="embed" xlink:actuate="onLoad" draw:mime-type="image/svg+xml"/><draw:image xlink:href="Pictures/100000010000026200000140E2E1D29B.png" xlink:type="simple" xlink:show="embed" xlink:actuate="onLoad" draw:mime-type="image/png"/></draw:frame></text:p>
      </style:header>
      <style:footer>
        <text:p text:style-name="MP1"><text:span text:style-name="MT1">Free Software Foundation Europe e.V. (FSFE)</text:span> • Head office: <text:span text:style-name="MT2">Revaler Str 19 • 10245 Berlin • Germany</text:span></text:p>
        <text:p text:style-name="Footer">Phone: +49/30/27595290 • E-mail: contact@fsfe.org • Web: https://fsfe.org • President: Matthias Kirschner • Registered: VR 17030, AG Hamburg</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creation-date>2017-09-19T07:52:09.881431235</meta:creation-date>
    <dc:language>de-AT</dc:language>
    <meta:editing-cycles>39</meta:editing-cycles>
    <meta:editing-duration>PT8H5M21S</meta:editing-duration>
    <meta:print-date>2018-01-24T08:01:29.426176518</meta:print-date>
    <dc:date>2025-09-15T13:18:14.133096931</dc:date>
    <dc:creator>Filip Kobierski</dc:creator>
    <meta:document-statistic meta:table-count="0" meta:image-count="1" meta:object-count="0" meta:page-count="1" meta:paragraph-count="19" meta:word-count="250" meta:character-count="1520" meta:non-whitespace-character-count="1284"/>
    <meta:user-defined meta:name="Info 1"/>
    <meta:user-defined meta:name="Info 2"/>
    <meta:user-defined meta:name="Info 3"/>
    <meta:user-defined meta:name="Info 4"/>
  </office:meta>
</office:document-meta>
</file>